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Arial" svg:font-family="Arial" style:font-family-generic="roman"/>
    <style:font-face style:name="Courier New" svg:font-family="'Courier New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1" svg:font-family="Arial" style:font-family-generic="system"/>
    <style:font-face style:name="Courier New1" svg:font-family="'Courier New'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sto_20_normale">
      <style:paragraph-properties fo:text-align="justify" style:justify-single-word="false"/>
      <style:text-properties fo:language="it" fo:country="IT"/>
    </style:style>
    <style:style style:name="P2" style:family="paragraph" style:parent-style-name="testo_20_normale">
      <style:paragraph-properties fo:text-align="justify" style:justify-single-word="false"/>
    </style:style>
    <style:style style:name="P3" style:family="paragraph" style:parent-style-name="testo_20_normale">
      <style:paragraph-properties fo:text-align="justify" style:justify-single-word="false"/>
      <style:text-properties style:font-name="Arial" fo:language="it" fo:country="IT"/>
    </style:style>
    <style:style style:name="P4" style:family="paragraph" style:parent-style-name="testo_20_normale">
      <style:paragraph-properties fo:margin-left="2.487cm" fo:margin-right="0cm" fo:text-align="justify" style:justify-single-word="false" fo:text-indent="-2.487cm" style:auto-text-indent="false"/>
    </style:style>
    <style:style style:name="P5" style:family="paragraph" style:parent-style-name="testo_20_normale">
      <style:paragraph-properties fo:margin-left="2.487cm" fo:margin-right="0cm" fo:text-align="justify" style:justify-single-word="false" fo:text-indent="-2.487cm" style:auto-text-indent="false"/>
      <style:text-properties fo:language="it" fo:country="IT"/>
    </style:style>
    <style:style style:name="P6" style:family="paragraph" style:parent-style-name="testo_20_normale">
      <style:paragraph-properties fo:margin-left="0.979cm" fo:margin-right="0cm" fo:text-align="justify" style:justify-single-word="false" fo:text-indent="-0.979cm" style:auto-text-indent="false"/>
      <style:text-properties fo:language="it" fo:country="IT"/>
    </style:style>
    <style:style style:name="P7" style:family="paragraph" style:parent-style-name="testo_20_normale">
      <style:paragraph-properties fo:margin-left="0.979cm" fo:margin-right="0cm" fo:text-align="justify" style:justify-single-word="false" fo:text-indent="-0.979cm" style:auto-text-indent="false"/>
      <style:text-properties style:font-name="Arial" fo:language="it" fo:country="IT"/>
    </style:style>
    <style:style style:name="P8" style:family="paragraph" style:parent-style-name="titolo">
      <style:text-properties fo:language="it" fo:country="IT"/>
    </style:style>
    <style:style style:name="P9" style:family="paragraph" style:parent-style-name="paragrafo">
      <style:text-properties fo:language="it" fo:country="IT"/>
    </style:style>
    <style:style style:name="P10" style:family="paragraph" style:parent-style-name="codice">
      <style:text-properties fo:language="it" fo:country="IT"/>
    </style:style>
    <style:style style:name="P11" style:family="paragraph" style:parent-style-name="testo_20_normale">
      <style:paragraph-properties fo:text-align="justify" style:justify-single-word="false"/>
      <style:text-properties fo:language="it" fo:country="IT"/>
    </style:style>
    <style:style style:name="P12" style:family="paragraph" style:parent-style-name="testo_20_normale">
      <style:paragraph-properties fo:text-align="justify" style:justify-single-word="false"/>
      <style:text-properties fo:language="it" fo:country="IT" officeooo:paragraph-rsid="001284bc"/>
    </style:style>
    <style:style style:name="P13" style:family="paragraph" style:parent-style-name="testo_20_normale" style:list-style-name="WWNum1">
      <style:paragraph-properties fo:margin-left="0.998cm" fo:margin-right="0cm" fo:text-align="justify" style:justify-single-word="false" fo:text-indent="-0.998cm" style:auto-text-indent="false">
        <style:tab-stops/>
      </style:paragraph-properties>
      <style:text-properties fo:language="it" fo:country="IT"/>
    </style:style>
    <style:style style:name="P14" style:family="paragraph" style:parent-style-name="testo_20_normale" style:list-style-name="WWNum2">
      <style:paragraph-properties fo:margin-left="0.979cm" fo:margin-right="0cm" fo:text-align="justify" style:justify-single-word="false" fo:text-indent="-0.979cm" style:auto-text-indent="false">
        <style:tab-stops/>
      </style:paragraph-properties>
      <style:text-properties fo:language="it" fo:country="IT"/>
    </style:style>
    <style:style style:name="P15" style:family="paragraph" style:parent-style-name="titolo" style:master-page-name="Standard">
      <style:paragraph-properties style:page-number="auto"/>
      <style:text-properties fo:language="it" fo:country="IT"/>
    </style:style>
    <style:style style:name="P16" style:family="paragraph" style:parent-style-name="titolo">
      <style:text-properties fo:language="it" fo:country="IT" officeooo:rsid="0010a90c"/>
    </style:style>
    <style:style style:name="T1" style:family="text">
      <style:text-properties fo:language="it" fo:country="IT"/>
    </style:style>
    <style:style style:name="T2" style:family="text">
      <style:text-properties style:font-name="Arial" fo:language="it" fo:country="IT"/>
    </style:style>
    <style:style style:name="T3" style:family="text">
      <style:text-properties fo:color="#ff0000" style:font-name="Arial" fo:language="it" fo:country="IT" fo:font-weight="bold" style:font-weight-asian="bold" style:font-weight-complex="bold"/>
    </style:style>
    <style:style style:name="T4" style:family="text">
      <style:text-properties officeooo:rsid="0010a90c"/>
    </style:style>
    <style:style style:name="T5" style:family="text">
      <style:text-properties officeooo:rsid="001284b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nalisi del problema</text:p>
      <text:p text:style-name="P1"/>
      <text:p text:style-name="P1"/>
      <text:p text:style-name="P9">Stazioni e applicazioni</text:p>
      <text:p text:style-name="P1">Si deve realizzare una simulazione di trasmissione WiFi in cui:</text:p>
      <text:list xml:id="list249121119865210842" text:style-name="WWNum1">
        <text:list-item>
          <text:p text:style-name="P13">sono presenti 4 stazioni</text:p>
        </text:list-item>
        <text:list-item>
          <text:p text:style-name="P13">sta1, sta2, st4 si vedono</text:p>
        </text:list-item>
        <text:list-item>
          <text:p text:style-name="P13">sta3, sta4 si vedono</text:p>
        </text:list-item>
      </text:list>
      <text:p text:style-name="P2"><text:span text:style-name="T1">I messaggi possono essere scambiati solo tra le stazioni visibili (quindi per esempio una comunicazione sta1 </text:span><text:span text:style-name="T2">- </text:span><text:span text:style-name="T1">sta4 non deve essere permessa).</text:span></text:p>
      <text:p text:style-name="P1"/>
      <text:p text:style-name="P1">L'applicazione di una stazione comunica con le applicazioni delle altre stazioni utilizzando il livello datalink che viene realizzato dalle stazioni stesse.</text:p>
      <text:p text:style-name="P1">Per questo motivo il controllo degli errori verrà fatto dalla stazione mentre l'applicazione associata considererà correttamente inviato tutto ciò che spedisce e coerente tutto ciò che riceve.</text:p>
      <text:p text:style-name="P1">Quindi per semplicità di implementazione si considera il sistema di trasmissione esente da guasti.</text:p>
      <text:p text:style-name="P1"/>
      <text:p text:style-name="P9">Mezzo condiviso</text:p>
      <text:p text:style-name="P1">Il mezzo condiviso simula la comunicazione via etere ed è comune a tutte le stazioni.</text:p>
      <text:list xml:id="list977781163" text:continue-numbering="true" text:style-name="WWNum1">
        <text:list-item>
          <text:p text:style-name="P13">le stazioni trasmetteranno verso il mezzo condiviso</text:p>
        </text:list-item>
        <text:list-item>
          <text:p text:style-name="P13">il mezzo condiviso trasmetterà verso tutte le stazioni</text:p>
        </text:list-item>
      </text:list>
      <text:p text:style-name="P1"/>
      <text:p text:style-name="P1">Una simulazione corretta di trasmissione via etere avviene in questo modo (es:)</text:p>
      <text:list xml:id="list246177366" text:continue-numbering="true" text:style-name="WWNum1">
        <text:list-item>
          <text:p text:style-name="P13">sta1 vuole trasmettere verso sta2</text:p>
        </text:list-item>
        <text:list-item>
          <text:p text:style-name="P13">sta1 trasmette verso il mezzo condiviso </text:p>
        </text:list-item>
        <text:list-item>
          <text:p text:style-name="P13">il mezzo condiviso replicherà il messaggio a sta2 e sta4 (sta3 viene esclusa perché non è nel raggio di visibilità, mentre sta1 viene esclusa perché è il mittente).</text:p>
        </text:list-item>
        <text:list-item>
          <text:p text:style-name="P13">sta2 accetta il messaggio mentre sta4 lo scarta perché non è destinato a lei.</text:p>
        </text:list-item>
      </text:list>
      <text:p text:style-name="P1"/>
      <text:p text:style-name="P1">Il mezzo condiviso dovrà simulare ritardi ed errori di trasmissione:</text:p>
      <text:list xml:id="list1886826754" text:continue-numbering="true" text:style-name="WWNum1">
        <text:list-item>
          <text:p text:style-name="P13">ritardi : bisogna trattenere i pacchetti per xx ms prima di trasmetterli</text:p>
        </text:list-item>
        <text:list-item>
          <text:p text:style-name="P13">errori : definiti da una costante con valore di default del 10%</text:p>
        </text:list-item>
      </text:list>
      <text:p text:style-name="P1"/>
      <text:p text:style-name="paragrafo"><text:span text:style-name="T1">Associazione Applicazione </text:span><text:span text:style-name="T2">- </text:span><text:span text:style-name="T1">Stazione</text:span></text:p>
      <text:p text:style-name="P1">L'applicazione comunicherà con le altre applicazioni mediante le funzioni Send e Recv così definite:</text:p>
      <text:p text:style-name="P10">Send (macDest, <text:s/>buffer, lenght)<text:tab/><text:tab/>NOTA scrivere i tipi quando disponibili</text:p>
      <text:p text:style-name="P10">Recv (&amp;macRecv, &amp;buffer, &amp;length)</text:p>
      <text:p text:style-name="P1"/>
      <text:p text:style-name="P1">In particolare macDest e macRecv sono rispettivamente i mac address della stazione a cui si vuole spedire e della stazione dalla quale si riceve.</text:p>
      <text:section text:style-name="Sect1" text:name="Sezione3">
        <text:p text:style-name="P16"/>
        <text:p text:style-name="P8"><text:span text:style-name="T4">S</text:span>celte implementative</text:p>
        <text:p text:style-name="P9"><text:soft-page-break/></text:p>
        <text:p text:style-name="P9">Applicazioni</text:p>
        <text:p text:style-name="P1">Rappresentano lo strato più alto. Si potrebbero collocare a livello application.</text:p>
        <text:p text:style-name="P1">Le applicazioni utilizzano le funzioni Send e Recv per comunicare con le applicazioni di altre stazioni (quelle visibili).</text:p>
        <text:p text:style-name="P1">Send sarà non bloccante ma garantirà sempre il successo dell'operazione.</text:p>
        <text:p text:style-name="P1">Recv sarà bloccante, in attesa di dati.</text:p>
        <text:p text:style-name="P1">Per semplicità di implementazione i mac address di destinazione vengono scelti tra un set di indirizzi possibili in modo da limitare la possibilità di errore.</text:p>
        <text:p text:style-name="P1">In fase di creazione del thread l'applicazione riceverà il numero ad essa associato (che dovrà coincidere con il numero della sua stazione).</text:p>
        <text:p text:style-name="P1"/>
        <text:p text:style-name="P9">Send</text:p>
        <text:p text:style-name="P10">int Send (macDest, <text:s/>buffer, lenght)<text:tab/>NOTA scrivere i tipi quando disponibili</text:p>
        <text:p text:style-name="P5">macDest<text:tab/>mac address della stazione alla quale si vuole trasmettere.</text:p>
        <text:p text:style-name="P5">buffer<text:tab/>messaggio da trasmettere. Per semplicità si può decidere di trasmettere solo messaggi sottoforma di array di caratteri</text:p>
        <text:p text:style-name="P4"><text:span text:style-name="T1">length <text:tab/>lunghezza del messaggio. Non può essere più lungo di _sr_maxbuf </text:span><text:span text:style-name="T3">(da definire</text:span><text:span text:style-name="T2">)</text:span></text:p>
        <text:p text:style-name="P3"/>
        <text:p text:style-name="P1">Send è di tipo non bloccante e deve garantire l'avvenuta spedizione all'applicazione (cioè l'applicazione considera i dati sempre correttamente spediti). Questo significa che dovrà gestire eventuali situazioni di ritrasmissione nel caso il buffer di trasmissione sia pieno.</text:p>
        <text:p text:style-name="P1">Ricordo che per semplicità stiamo ipotizzando di lavorare in un sistema esente da guasti e quindi i buffer, anche se pieni, si dovrebbero svuotare naturalmente in breve tempo.</text:p>
        <text:p text:style-name="P1"/>
        <text:p text:style-name="P1">Send permette alle applicazioni di inviare dati alle applicazioni che si trovano entro il suo raggio di visibilità.</text:p>
        <text:p text:style-name="P1">Da un punto di vista operativo Send non fa altro che trasferire, mediante una pipe, il contenuto di macDest, buffer e lenght dentro una struttura dati che rappresenta il buffer di trasmissione locale.</text:p>
        <text:p text:style-name="P3">---------------------</text:p>
        <text:p text:style-name="P1">Scelta implementativa da concordare con la parte "stazione"</text:p>
        <text:p text:style-name="P1">I dati nel buffer possono essere trasferiti in due modi</text:p>
        <text:list xml:id="list4052403550134256289" text:style-name="WWNum2">
          <text:list-item>
            <text:p text:style-name="P14">mediante struttura. In questo caso servirà una struttura per ogni messaggio inviato. Bisognerà quindi stabilire un limite massimo di strutture accettate.</text:p>
          </text:list-item>
        </text:list>
        <text:p text:style-name="P6"><text:tab/>Questa soluzione è comoda per il programmatore ma può introdurre diversi livelli di inefficienza. Per esempio, se arrivano molti messaggi brevi allora il numero di strutture disponibili potrebbe esaurirsi subito.</text:p>
        <text:p text:style-name="P7">2<text:tab/>mediante pacchettizzazione. In questo caso i dati devono essere pacchettizati secondo un formato condiviso con il lato stazione e possono risiedere in un unico buffer. Questa soluzione è un po' più scomoda per il programmatore ma permette di utilizzare un unico array e ottimizzare l'occupazione di memoria.</text:p>
        <text:p text:style-name="P3">---------------------</text:p>
        <text:p text:style-name="P3"/>
        <text:p text:style-name="P1">Il buffer di trasmissione locale sarà protetto da una mutex che darà l'accesso esclusivo all'applicazione o alla stazione.</text:p>
        <text:p text:style-name="P2"><text:span text:style-name="T1">Send dovrà tenere traccia dell'associazione applicazione </text:span><text:span text:style-name="T2">- </text:span><text:span text:style-name="T1">stazione in modo da collocare i dati nel buffer giusto. Per fare questo Send accederà ad una tabella in cui, dato il numero di stazione (= numero applicazione) viene restituito l'indirizzo del buffer </text:span><text:soft-page-break/><text:span text:style-name="T1">locale di trasmissione associato.</text:span></text:p>
        <text:p text:style-name="P1"/>
        <text:p text:style-name="P9">Recv </text:p>
        <text:p text:style-name="P10">int Recv (&amp;macRecv, &amp;buffer, &amp;length)<text:tab/>NOTA scrivere i tipi quando disponibili</text:p>
        <text:p text:style-name="P5">macRecv<text:tab/>mac address della stazione che da spedito i dati.</text:p>
        <text:p text:style-name="P5">buffer<text:tab/>messaggio da leggere. </text:p>
        <text:p text:style-name="P4"><text:span text:style-name="T1">length <text:tab/>lunghezza del messaggio. Non può essere più lungo di _sr_maxbuf </text:span><text:span text:style-name="T3">(da definire</text:span><text:span text:style-name="T2">)</text:span></text:p>
        <text:p text:style-name="P3"/>
        <text:p text:style-name="P1">Valgono le considerazioni fatte per Send, a parte quando segue:</text:p>
        <text:p text:style-name="P1">Recv è di tipo bloccante. L'applicazione verrà bloccata finché non verranno ricevuti dei dati dalla stazione associata.</text:p>
        <text:p text:style-name="P1"/>
        <text:p text:style-name="P9">Stazioni</text:p>
        <text:p text:style-name="P1">Si è scelto di implementare un thread di servizio per ogni stazione. Questo permette di simulare il comportamento della scheda WiFi della macchina.</text:p>
        <text:p text:style-name="P1">Questo può essere visto come uno strato intermedio tra l'applicazione e il mezzo condiviso.</text:p>
        <text:p text:style-name="P12"><text:span text:style-name="T5">I thread che simulano le stazioni rimarranno in vita per tutta la durata della simulazione. Questo semplifica la gestione del thread. Infatti non si deve gestire la restituzione di parametri e il processo chiamante non deve gestire la sincronizzazione di uscita.</text:span></text:p>
        <text:p text:style-name="P1"/>
        <text:p text:style-name="P1">Per mettere in comunicazione i tre elementi si procede come segue:</text:p>
        <text:p text:style-name="P1"/>
        <text:p text:style-name="P1">applicazione e stazione comunicano tramite pipe</text:p>
        <text:p text:style-name="P1">stazione e mezzo condiviso comunicano tramite socket</text:p>
        <text:p text:style-name="P1"/>
        <text:p text:style-name="P1">Quindi per chiarezza</text:p>
        <text:list xml:id="list1303369062" text:continue-list="list1886826754" text:style-name="WWNum1">
          <text:list-item>
            <text:p text:style-name="P13">l'applicazione utilizzerà solo le pipe</text:p>
          </text:list-item>
          <text:list-item>
            <text:p text:style-name="P13">il mezzo condiviso utilizzerà solo socket</text:p>
          </text:list-item>
          <text:list-item>
            <text:p text:style-name="P13">la stazione dovrà utilizzare entrambi i meccanismi</text:p>
          </text:list-item>
        </text:list>
        <text:p text:style-name="P1"/>
        <text:p text:style-name="P1">Nella fase di inizializzazione ogni stazione dovrà stabilire una connessione con il mezzo condiviso mediante una socket. </text:p>
        <text:p text:style-name="P1">Le stazioni lavorano a livello datalink quindi utilizzano il mac address per identificarsi.</text:p>
        <text:p text:style-name="P1">Dovranno inoltre preoccuparsi di gestire la fase di handshake tutte le volte che si vuole comunicare con il mezzo condiviso.</text:p>
        <text:p text:style-name="P1"/>
        <text:p text:style-name="P1">La stazione deve garantire alla propria applicazione:</text:p>
        <text:list xml:id="list780226379" text:continue-numbering="true" text:style-name="WWNum1">
          <text:list-item>
            <text:p text:style-name="P13">che i dati trasmessi vengano inviati correttamente</text:p>
          </text:list-item>
          <text:list-item>
            <text:p text:style-name="P13">che i dati ricevuti siano corretti da un punto di vista formale</text:p>
          </text:list-item>
        </text:list>
        <text:p text:style-name="P1"/>
        <text:p text:style-name="P1">Lato applicazione</text:p>
        <text:list xml:id="list1717142773" text:continue-numbering="true" text:style-name="WWNum1">
          <text:list-item>
            <text:p text:style-name="P13">con il buffer di trasmissione non ci sono problemi. Appena ci sono dei dati disponibili si pacchettizzano (secondo il formato di pag.2 delle specifiche) e poi si può tentare una trasmissione verso il mezzo condiviso.</text:p>
          </text:list-item>
          <text:list-item>
            <text:p text:style-name="P13">con il buffer di ricezione bisogna gestire eventuali problemi relativi a buffer pieno. Se l'applicazione è sufficientemente veloce, questo non dovrebbe mai accadere, ma comunque è una situazione che deve essere prevista (e gestita). </text:p>
          </text:list-item>
        </text:list>
        <text:p text:style-name="P1"/>
        <text:p text:style-name="P1">Lato mezzo condiviso</text:p>
        <text:list xml:id="list607897406" text:continue-numbering="true" text:style-name="WWNum1">
          <text:list-item>
            <text:p text:style-name="P13"><text:soft-page-break/>in trasmissione: bisogna gestire eventuali perdite di pacchetti e quindi la ritrasmissione</text:p>
          </text:list-item>
          <text:list-item>
            <text:p text:style-name="P13">in ricezione bisogna controllare che tutti i pacchetti siano arrivati. Nel caso se ne sia perso qualcuno, allora bisogna richiedere la ritrasmissione. I dati ricevuti devono essere spacchettati prima di essere consegnati nel buffer locale di ricezione. Inoltre tutti i pacchetti non destinati alla stazione devono essere scartati.</text:p>
          </text:list-item>
        </text:list>
        <text:p text:style-name="P1"/>
        <text:p text:style-name="P9">Mezzo condiviso</text:p>
        <text:p text:style-name="P1">Fase 0</text:p>
        <text:p text:style-name="P1">Il mezzo condiviso garantisce prende i dati e li replica alle stazioni dello stesso gruppo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Arial" svg:font-family="Arial" style:font-family-generic="roman"/>
    <style:font-face style:name="Courier New" svg:font-family="'Courier New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Arial1" svg:font-family="Arial" style:font-family-generic="system"/>
    <style:font-face style:name="Courier New1" svg:font-family="'Courier New'" style:font-family-generic="system"/>
    <style:font-face style:name="Times New Roman1" svg:font-family="'Times New Roman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0pt" style:letter-kerning="true" style:font-name-asian="Times New Roman1" style:font-size-asian="10pt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olo" style:family="paragraph" style:parent-style-name="Standard" style:default-outline-level="">
      <style:paragraph-properties fo:orphans="0" fo:widows="0"/>
      <style:text-properties fo:color="#008000" style:font-name="Arial" fo:font-size="26pt" fo:font-weight="bold" style:letter-kerning="true" style:font-name-asian="Arial1" style:font-size-asian="26pt" style:font-weight-asian="bold" style:font-name-complex="Arial1" style:font-size-complex="26pt" style:font-weight-complex="bold"/>
    </style:style>
    <style:style style:name="testo_20_normale" style:display-name="testo normale" style:family="paragraph" style:parent-style-name="Standard" style:default-outline-level="">
      <style:paragraph-properties fo:orphans="0" fo:widows="0"/>
      <style:text-properties style:font-name="Arial" fo:font-size="12pt" style:letter-kerning="true" style:font-name-asian="Arial1" style:font-size-asian="12pt" style:font-name-complex="Arial1" style:font-size-complex="12pt"/>
    </style:style>
    <style:style style:name="paragrafo" style:family="paragraph" style:parent-style-name="Standard" style:default-outline-level="">
      <style:paragraph-properties fo:orphans="0" fo:widows="0"/>
      <style:text-properties fo:color="#23b8dc" style:font-name="Arial" fo:font-size="16pt" fo:font-weight="bold" style:letter-kerning="true" style:font-name-asian="Arial1" style:font-size-asian="12pt" style:font-weight-asian="bold" style:font-name-complex="Arial1" style:font-size-complex="12pt" style:font-weight-complex="bold"/>
    </style:style>
    <style:style style:name="codice" style:family="paragraph" style:parent-style-name="Standard" style:default-outline-level="">
      <style:paragraph-properties fo:orphans="0" fo:widows="0"/>
      <style:text-properties fo:color="#800000" style:font-name="Courier New" fo:font-size="10pt" fo:font-weight="bold" style:letter-kerning="true" style:font-name-asian="Courier New1" style:font-size-asian="10pt" style:font-weight-asian="bold" style:font-name-complex="Courier New1" style:font-size-complex="10pt" style:font-weight-complex="bold"/>
    </style:style>
    <style:style style:name="ListLabel_20_1" style:display-name="ListLabel 1" style:family="text">
      <style:text-properties style:font-name="Liberation Serif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pre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2.54cm" fo:margin-right="2.54cm" style:shadow="none" fo:background-color="transparent" style:writing-mode="lr-tb" style:layout-grid-color="#c0c0c0" style:layout-grid-lines="22860" style:layout-grid-base-height="0.353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dc:date>2013-08-15T13:11:48</dc:date>
    <dc:creator>carlo </dc:creator>
    <meta:editing-duration>P0D</meta:editing-duration>
    <meta:editing-cycles>2</meta:editing-cycles>
    <meta:document-statistic meta:table-count="0" meta:image-count="0" meta:object-count="0" meta:page-count="4" meta:paragraph-count="86" meta:word-count="1186" meta:character-count="7756" meta:non-whitespace-character-count="6666"/>
  </office:meta>
</office:document-meta>
</file>